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Coolvetica" svg:font-family="Coolvetica" style:font-pitch="variable"/>
    <style:font-face style:name="Dyuthi" svg:font-family="Dyuthi" style:font-pitch="variable"/>
    <style:font-face style:name="Gargi" svg:font-family="Gargi" style:font-pitch="variable"/>
    <style:font-face style:name="Manjari Thin" svg:font-family="'Manjari Thin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lorencesans" svg:font-family="Florencesans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35cm" fo:min-width="4.3cm"/>
      <style:paragraph-properties style:writing-mode="lr-tb"/>
    </style:style>
    <style:style style:name="gr2" style:family="graphic" style:parent-style-name="standard">
      <style:graphic-properties svg:stroke-width="0cm" svg:stroke-color="#330099" draw:marker-start-width="0.2cm" draw:marker-end-width="0.2cm" draw:fill="solid" draw:fill-color="#663399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95cm" fo:min-width="4.3cm"/>
      <style:paragraph-properties style:writing-mode="lr-tb"/>
    </style:style>
    <style:style style:name="gr5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75cm" fo:min-width="4.3cm"/>
      <style:paragraph-properties style:writing-mode="lr-tb"/>
    </style:style>
    <style:style style:name="gr6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34cm" fo:min-width="4.29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ff6600" draw:marker-start-width="0.215cm" draw:marker-end-width="0.215cm" draw:fill="solid" draw:fill-color="#ff420e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94cm" fo:min-width="4.29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2.54cm" fo:min-width="4.29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svg:stroke-color="#33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1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2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13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1.95cm" fo:min-width="4.3cm"/>
      <style:paragraph-properties style:writing-mode="lr-tb"/>
    </style:style>
    <style:style style:name="gr14" style:family="graphic" style:parent-style-name="standard">
      <style:graphic-properties svg:stroke-width="0cm" svg:stroke-color="#009933" draw:marker-start-width="0.2cm" draw:marker-end-width="0.2cm" draw:fill="solid" draw:fill-color="#ccff66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svg:stroke-color="#009933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6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2.35cm" fo:min-width="4.3cm"/>
      <style:paragraph-properties style:writing-mode="lr-tb"/>
    </style:style>
    <style:style style:name="gr17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8.34cm" fo:min-width="4.29cm" fo:padding-top="0.13cm" fo:padding-bottom="0.13cm" fo:padding-left="0.255cm" fo:padding-right="0.255cm"/>
      <style:paragraph-properties style:writing-mode="lr-tb"/>
    </style:style>
    <style:style style:name="gr18" style:family="graphic" style:parent-style-name="standard">
      <style:graphic-properties svg:stroke-width="0.01cm" svg:stroke-color="#ff9900" draw:marker-start-width="0.215cm" draw:marker-end-width="0.215cm" draw:fill="solid" draw:fill-color="#ffcc00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19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35cm" fo:min-width="4.3cm" fo:padding-top="0.2cm"/>
      <style:paragraph-properties style:writing-mode="lr-tb"/>
    </style:style>
    <style:style style:name="gr20" style:family="graphic" style:parent-style-name="standard">
      <style:graphic-properties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1.25cm" fo:min-width="19.2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svg:stroke-width="0.01cm" svg:stroke-color="#2a6099" draw:marker-start-width="0.215cm" draw:marker-end-width="0.215cm" draw:fill="solid" draw:fill-color="#ffffff" draw:textarea-horizontal-align="justify" draw:textarea-vertical-align="middle" draw:auto-grow-height="false" fo:min-height="3.74cm" fo:min-width="4.29cm" fo:padding-top="0.13cm" fo:padding-bottom="0.13cm" fo:padding-left="0.255cm" fo:padding-right="0.255cm"/>
      <style:paragraph-properties style:writing-mode="lr-tb"/>
    </style:style>
    <style:style style:name="gr22" style:family="graphic" style:parent-style-name="standard">
      <style:graphic-properties svg:stroke-width="0.01cm" svg:stroke-color="#2a6099" draw:marker-start-width="0.215cm" draw:marker-end-width="0.215cm" draw:fill="solid" draw:fill-color="#2a6099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3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24" style:family="graphic" style:parent-style-name="standard">
      <style:graphic-properties svg:stroke-width="0.01cm" svg:stroke-color="#3399ff" draw:marker-start-width="0.215cm" draw:marker-end-width="0.215cm" draw:fill="solid" draw:fill-color="#ccffff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5" style:family="graphic" style:parent-style-name="standard">
      <style:graphic-properties svg:stroke-color="#3399ff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6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27" style:family="graphic" style:parent-style-name="standard">
      <style:graphic-properties svg:stroke-width="0cm" svg:stroke-color="#006600" draw:marker-start-width="0.2cm" draw:marker-end-width="0.2cm" draw:fill="solid" draw:fill-color="#006600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28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9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75cm" fo:min-width="4.3cm"/>
      <style:paragraph-properties style:writing-mode="lr-tb"/>
    </style:style>
    <style:style style:name="gr30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1" style:family="graphic" style:parent-style-name="standard">
      <style:graphic-properties draw:fill="none" draw:fill-color="#ffffff" draw:textarea-horizontal-align="justify" draw:textarea-vertical-align="middle" draw:auto-grow-height="false" fo:min-height="3.55cm" fo:min-width="14.3cm"/>
      <style:paragraph-properties style:writing-mode="lr-tb"/>
    </style:style>
    <style:style style:name="gr32" style:family="graphic" style:parent-style-name="standard">
      <style:graphic-properties svg:stroke-width="0cm" draw:marker-start-width="0.2cm" draw:marker-end-width="0.2cm" draw:fill-color="#cfe7f5" draw:textarea-horizontal-align="justify" draw:textarea-vertical-align="middle" draw:auto-grow-height="false" fo:min-height="0.112cm" fo:min-width="1.748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dash" draw:stroke-dash="Fine_20_Dashed"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svg:stroke-width="0.01cm" svg:stroke-color="#3399ff" draw:marker-start-width="0.215cm" draw:marker-end-width="0.215cm" draw:fill="solid" draw:fill-color="#ffffff" draw:textarea-horizontal-align="justify" draw:textarea-vertical-align="middle" draw:auto-grow-height="false" fo:min-height="2.94cm" fo:min-width="4.29cm" fo:padding-top="0.13cm" fo:padding-bottom="0.13cm" fo:padding-left="0.255cm" fo:padding-right="0.255cm"/>
      <style:paragraph-properties style:writing-mode="lr-tb"/>
    </style:style>
    <style:style style:name="gr36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7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6.74cm" fo:min-width="4.29cm" fo:padding-top="0.13cm" fo:padding-bottom="0.13cm" fo:padding-left="0.255cm" fo:padding-right="0.255cm"/>
      <style:paragraph-properties style:writing-mode="lr-tb"/>
    </style:style>
    <style:style style:name="gr38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275cm" fo:min-width="4.3cm" fo:padding-top="0.2cm"/>
      <style:paragraph-properties style:writing-mode="lr-tb"/>
    </style:style>
    <style:style style:name="gr39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4.34cm" fo:min-width="4.29cm" fo:padding-top="0.13cm" fo:padding-bottom="0.13cm" fo:padding-left="0.255cm" fo:padding-right="0.255cm"/>
      <style:paragraph-properties style:writing-mode="lr-tb"/>
    </style:style>
    <style:style style:name="P1" style:family="paragraph"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2" style:family="paragraph">
      <loext:graphic-properties draw:fill="solid" draw:fill-color="#ffffff"/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3" style:family="paragraph"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4" style:family="paragraph">
      <loext:graphic-properties draw:fill="solid" draw:fill-color="#6633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5" style:family="paragraph">
      <loext:graphic-properties draw:fill="solid" draw:fill-color="#ff420e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6" style:family="paragraph"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7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8" style:family="paragraph">
      <style:paragraph-properties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9" style:family="paragraph">
      <loext:graphic-properties draw:fill="solid" draw:fill-color="#eeeeee"/>
      <style:paragraph-properties fo:margin-top="0.1cm" fo:margin-bottom="0cm" fo:line-height="0.17cm" fo:text-align="start" style:writing-mode="lr-tb"/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P10" style:family="paragraph"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1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P12" style:family="paragraph"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ccff66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 Narrow1" fo:font-size="8pt" style:font-size-asian="18pt" style:font-size-complex="18pt"/>
    </style:style>
    <style:style style:name="P15" style:family="paragraph">
      <style:paragraph-properties fo:margin-top="0.1cm" fo:margin-bottom="0cm" fo:text-align="start" style:writing-mode="lr-tb"/>
      <style:text-properties style:font-name="Liberation Sans Narrow1" fo:font-size="8pt" style:font-size-asian="18pt" style:font-size-complex="18pt"/>
    </style:style>
    <style:style style:name="P16" style:family="paragraph">
      <loext:graphic-properties draw:fill="solid" draw:fill-color="#ffcc00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7" style:family="paragraph"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9" style:family="paragraph">
      <loext:graphic-properties draw:fill="solid" draw:fill-color="#2a60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0" style:family="paragraph">
      <loext:graphic-properties draw:fill="solid" draw:fill-color="#ccffff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21" style:family="paragraph">
      <loext:graphic-properties draw:fill="solid" draw:fill-color="#006600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2" style:family="paragraph"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3" style:family="paragraph">
      <loext:graphic-properties draw:fill="solid" draw:fill-color="#eeeeee"/>
      <style:paragraph-properties fo:text-align="start" style:writing-mode="lr-tb"/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P24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style:paragraph-properties fo:text-align="center" style:writing-mode="lr-tb"/>
      <style:text-properties fo:font-size="6pt" style:font-size-asian="18pt" style:font-size-complex="18pt"/>
    </style:style>
    <style:style style:name="P27" style:family="paragraph">
      <loext:graphic-properties draw:fill-color="#cfe7f5"/>
      <style:paragraph-properties fo:text-align="center" style:writing-mode="lr-tb"/>
      <style:text-properties fo:font-size="6pt" style:font-size-asian="18pt" style:font-size-complex="18pt"/>
    </style:style>
    <style:style style:name="P28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0066" style:font-name="Liberation Sans Narrow1" fo:font-size="8pt" style:font-size-asian="18pt" style:font-size-complex="18pt"/>
    </style:style>
    <style:style style:name="T3" style:family="text">
      <style:text-properties style:font-name="Liberation Sans Narrow1" fo:font-size="8pt" style:font-size-asian="18pt" style:font-size-complex="18pt"/>
    </style:style>
    <style:style style:name="T4" style:family="text">
      <style:text-properties fo:color="#ff0000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fo:font-size="8pt" fo:font-weight="bold" style:font-size-asian="18pt" style:font-weight-asian="bold" style:font-size-complex="18pt" style:font-weight-complex="600"/>
    </style:style>
    <style:style style:name="T6" style:family="text">
      <style:text-properties fo:color="#ff0000" style:font-name="Liberation Sans Narrow1" fo:font-size="8pt" fo:font-weight="bold" style:font-size-asian="18pt" style:font-weight-asian="bold" style:font-size-complex="18pt" style:font-weight-complex="bold"/>
    </style:style>
    <style:style style:name="T7" style:family="text">
      <style:text-properties fo:color="#0000ff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009900" style:font-name="Liberation Sans Narrow1" fo:font-size="8pt" fo:font-style="italic" style:font-size-asian="18pt" style:font-style-asian="italic" style:font-size-complex="18pt" style:font-style-complex="italic"/>
    </style:style>
    <style:style style:name="T9" style:family="text">
      <style:text-properties style:font-name="Nimbus Sans Narrow1" fo:font-size="6pt" fo:font-style="oblique" fo:font-weight="normal" style:font-size-asian="7pt" style:font-style-asian="italic" style:font-size-complex="7pt" style:font-style-complex="italic"/>
    </style:style>
    <style:style style:name="T10" style:family="text">
      <style:text-properties style:font-name="Nimbus Sans Narrow1" fo:font-size="6pt" fo:font-style="oblique" style:font-size-asian="7pt" style:font-style-asian="italic" style:font-size-complex="7pt" style:font-style-complex="italic"/>
    </style:style>
    <style:style style:name="T11" style:family="text">
      <style:text-properties fo:color="#009900" style:font-name="Liberation Sans Narrow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8pt" fo:font-weight="bold" style:font-size-asian="18pt" style:font-weight-asian="bold" style:font-size-complex="18pt" style:font-weight-complex="600"/>
    </style:style>
    <style:style style:name="T13" style:family="text">
      <style:text-properties style:font-name="Liberation Sans Narrow1" fo:font-size="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 Narrow2" fo:font-size="8pt" style:font-name-asian="Liberation Sans Narrow2" style:font-size-asian="18pt" style:font-name-complex="Liberation Sans Narrow2" style:font-size-complex="18pt"/>
    </style:style>
    <style:style style:name="T15" style:family="text">
      <style:text-properties style:font-name="Liberation Sans Narrow1" fo:font-size="4pt" style:font-size-asian="4pt" style:font-size-complex="4pt"/>
    </style:style>
    <style:style style:name="T16" style:family="text">
      <style:text-properties fo:font-variant="normal" fo:text-transform="none" fo:color="#006600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Liberation Sans Narrow1" fo:font-size="8pt" style:font-size-asian="18pt" style:font-size-complex="18pt"/>
    </style:style>
    <style:style style:name="T20" style:family="text">
      <style:text-properties fo:color="#006600" style:font-name="Liberation Sans Narrow1" fo:font-size="8pt" style:font-size-asian="18pt" style:font-size-complex="18pt"/>
    </style:style>
    <style:style style:name="T21" style:family="text">
      <style:text-properties style:use-window-font-color="true" style:font-name="Liberation Sans Narrow1" fo:font-size="8pt" style:font-size-asian="18pt" style:font-size-complex="18pt"/>
    </style:style>
    <style:style style:name="T22" style:family="text">
      <style:text-properties fo:color="#cc3300" style:font-name="Liberation Sans Narrow1" fo:font-size="8pt" style:font-size-asian="18pt" style:font-size-complex="18pt"/>
    </style:style>
    <style:style style:name="T23" style:family="text">
      <style:text-properties fo:color="#000066" style:font-name="Manjari Thin" fo:font-size="6pt" fo:letter-spacing="0.035cm" fo:font-weight="bold" style:font-size-asian="6pt" style:font-weight-asian="bold" style:font-size-complex="6pt" style:font-weight-complex="600"/>
    </style:style>
    <style:style style:name="T24" style:family="text">
      <style:text-properties fo:color="#333333" style:font-name="Manjari Thin" fo:font-size="24pt" fo:letter-spacing="0.035cm" fo:font-weight="bold" style:font-size-asian="18pt" style:font-weight-asian="bold" style:font-size-complex="18pt" style:font-weight-complex="600"/>
    </style:style>
    <style:style style:name="T25" style:family="text">
      <style:text-properties fo:color="#009900" style:font-name="Liberation Sans Narrow2" fo:font-size="4pt" fo:font-style="italic" style:font-name-asian="Liberation Sans Narrow2" style:font-size-asian="4pt" style:font-style-asian="italic" style:font-name-complex="Liberation Sans Narrow2" style:font-size-complex="4pt" style:font-style-complex="italic"/>
    </style:style>
    <style:style style:name="T26" style:family="text">
      <style:text-properties fo:color="#cc3300" style:font-name="Liberation Sans Narrow1" fo:font-size="4pt" style:font-size-asian="4pt" style:font-size-complex="4pt"/>
    </style:style>
    <style:style style:name="T27" style:family="text">
      <style:text-properties fo:font-size="8pt" fo:font-weight="bold" style:font-weight-asian="bold" style:font-weight-complex="600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ans Narrow1" fo:font-size="8pt" fo:font-style="normal" style:font-size-asian="18pt" style:font-style-asian="normal" style:font-size-complex="18pt" style:font-style-complex="normal"/>
    </style:style>
    <style:style style:name="T31" style:family="text">
      <style:text-properties fo:color="#ff0000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0000ff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style:font-name="Nimbus Sans Narrow1" fo:font-size="6pt" fo:letter-spacing="normal" fo:font-style="oblique" style:font-size-asian="7pt" style:font-style-asian="italic" style:font-size-complex="7pt" style:font-style-complex="italic"/>
    </style:style>
    <style:style style:name="T34" style:family="text">
      <style:text-properties fo:color="#990066" style:font-name="Liberation Sans Narrow1" fo:font-size="8pt"/>
    </style:style>
    <style:style style:name="T35" style:family="text">
      <style:text-properties fo:font-variant="normal" fo:text-transform="none" style:text-outline="false" style:text-line-through-style="none" style:text-line-through-type="none" style:font-name="Liberation Sans Narrow1" fo:font-size="8pt" fo:text-shadow="none" style:text-underline-style="none" style:letter-kerning="true" style:font-name-asian="Droid Sans Fallback" style:font-size-asian="18pt" style:font-name-complex="FreeSans1" style:font-size-complex="18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text-shadow="none" style:text-underline-style="none" fo:font-weight="bold" style:letter-kerning="true" style:font-name-asian="Droid Sans Fallback" style:font-size-asian="18pt" style:font-weight-asian="bold" style:font-name-complex="FreeSans1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font-size="6pt" fo:font-weight="bold" style:font-size-asian="6pt" style:font-weight-asian="bold" style:font-size-complex="6pt" style:font-weight-complex="bold"/>
    </style:style>
    <style:style style:name="T38" style:family="text">
      <style:text-properties fo:font-size="4pt" fo:font-weight="bold" style:font-size-asian="4pt" style:font-weight-asian="bold" style:font-size-complex="4pt" style:font-weight-complex="bold"/>
    </style:style>
    <style:style style:name="T39" style:family="text">
      <style:text-properties fo:font-size="8pt" fo:font-weight="bold" style:font-size-asian="8pt" style:font-weight-asian="bold" style:font-size-complex="8pt" style:font-weight-complex="bold"/>
    </style:style>
    <style:style style:name="T40" style:family="text">
      <style:text-properties fo:font-size="6pt" style:font-size-asian="18pt" style:font-size-complex="18pt"/>
    </style:style>
    <style:style style:name="T41" style:family="text">
      <style:text-properties fo:color="#009900" style:font-name="Liberation Sans Narrow1" fo:font-size="8pt" fo:font-style="italic" style:font-style-asian="italic" style:font-style-complex="italic"/>
    </style:style>
    <style:style style:name="T42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1" style:font-size-complex="18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1" style:font-size-complex="18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style:font-name="Liberation Sans Narrow1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0.6cm" svg:x="1cm" svg:y="3.2cm">
          <text:p text:style-name="P1"><text:span text:style-name="T1">Us</text:span><text:span text:style-name="T1">er</text:span><text:span text:style-name="T1">V</text:span><text:span text:style-name="T1">O </text:span><text:span text:style-name="T1">u </text:span><text:span text:style-name="T1">= </text:span><text:span text:style-name="T2">thi</text:span><text:span text:style-name="T2">s</text:span><text:span text:style-name="T3">.</text:span><text:span text:style-name="T3">us</text:span><text:span text:style-name="T3">er</text:span><text:span text:style-name="T3">D</text:span><text:span text:style-name="T3">A</text:span><text:span text:style-name="T3">O.</text:span><text:span text:style-name="T4">se</text:span><text:span text:style-name="T4">le</text:span><text:span text:style-name="T4">ct</text:span><text:span text:style-name="T3">(</text:span><text:span text:style-name="T3">17</text:span><text:span text:style-name="T3">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2.8cm">
          <text:p text:style-name="P3"><text:span text:style-name="T5">Select by </text:span><text:span text:style-name="T5">Primary </text:span><text:span text:style-name="T5">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2.8cm" svg:x="1cm" svg:y="4.8cm">
          <text:p text:style-name="P1"><text:span text:style-name="T3">UserVO u = new UserVO();</text:span></text:p>
          <text:p text:style-name="P1"><text:span text:style-name="T3">u.setUsername("jsmith");</text:span></text:p>
          <text:p text:style-name="P1"><text:span text:style-name="T3">u.setFirstName("John");</text:span></text:p>
          <text:p text:style-name="P1"><text:span text:style-name="T3">u.setLastName("Smith");</text:span></text:p>
          <text:p text:style-name="P1"><text:span text:style-name="T3">u.setGroupId(101);</text:span></text:p>
          <text:p text:style-name="P1"><text:span text:style-name="T3">u.setState(1);</text:span></text:p>
          <text:p text:style-name="P1"><text:span text:style-name="T2">this</text:span><text:span text:style-name="T3">.userDAO.</text:span><text:span text:style-name="T6">insert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4.4cm">
          <text:p text:style-name="P3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10.8cm">
          <text:p text:style-name="P1"><text:span text:style-name="T3">UserVO u = new UserVO();</text:span></text:p>
          <text:p text:style-name="P1"><text:span text:style-name="T3">u.setId(17);</text:span></text:p>
          <text:p text:style-name="P1"><text:span text:style-name="T2">this</text:span><text:span text:style-name="T3">.userDAO.</text:span><text:span text:style-name="T6">dele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0.4cm">
          <text:p text:style-name="P3"><text:span text:style-name="T5">Delete by Primary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8.6cm">
          <text:p text:style-name="P1"><text:span text:style-name="T3">UserVO u = UserVO.select(17);</text:span></text:p>
          <text:p text:style-name="P1"><text:span text:style-name="T3">u.setFirstName("Jamie");</text:span></text:p>
          <text:p text:style-name="P1"><text:span text:style-name="T2">this</text:span><text:span text:style-name="T3">.userDAO.</text:span><text:span text:style-name="T6">upda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8.2cm">
          <text:p text:style-name="P3"><text:span text:style-name="T5">Update by Primary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cm" svg:height="1cm" svg:x="1cm" svg:y="13cm">
          <text:p text:style-name="P1"><text:span text:style-name="T1"><text:s/></text:span><text:span text:style-name="T1">UserVO u = </text:span><text:span text:style-name="T2">this</text:span><text:span text:style-name="T3">.userDAO</text:span></text:p>
          <text:p text:style-name="P1"><text:span text:style-name="T3"><text:s text:c="3"/></text:span><text:span text:style-name="T3">.</text:span><text:span text:style-name="T4">selectByUI</text:span><text:span text:style-name="T7">Username</text:span><text:span text:style-name="T3">("jsmith"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2.6cm">
          <text:p text:style-name="P3"><text:span text:style-name="T5">Select by Unique Constra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3.2cm">
          <text:p text:style-name="P1"><text:span text:style-name="T3">UserVO example = new UserVO();</text:span></text:p>
          <text:p text:style-name="P1"><text:span text:style-name="T3">example.setState(1); </text:span><text:span text:style-name="T8">// Get active </text:span><text:span text:style-name="T8">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2.8cm">
          <text:p text:style-name="P3"><text:span text:style-name="T5">Select by Examp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4.8cm" svg:height="2.2cm" svg:x="6cm" svg:y="8.4cm">
          <text:p text:style-name="P1"><text:span text:style-name="T3">UserVO example = new </text:span><text:span text:style-name="T3">UserVO();</text:span></text:p>
          <text:p text:style-name="P1"><text:span text:style-name="T3">example.setState(1); </text:span><text:span text:style-name="T8">// Get </text:span><text:span text:style-name="T8">active 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,</text:span></text:p>
          <text:p text:style-name="P1"><text:span text:style-name="T3"><text:s text:c="6"/></text:span><text:span text:style-name="T3">UserOrderBy.LAST_NAME, </text:span></text:p>
          <text:p text:style-name="P1"><text:span text:style-name="T3"><text:s text:c="6"/></text:span><text:span text:style-name="T3">UserOrderBy.FIRST_NAM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8cm">
          <text:p text:style-name="P3"><text:span text:style-name="T5">Select by Example with </text:span><text:span text:style-name="T5">Orde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cm" svg:height="2.8cm" svg:x="6cm" svg:y="11.6cm">
          <text:p text:style-name="P1"><text:span text:style-name="T8">// Deactivate all active users of group </text:span><text:span text:style-name="T8">78</text:span></text:p>
          <text:p text:style-name="P1"><text:span text:style-name="T3">UserVO example = new UserVO();</text:span></text:p>
          <text:p text:style-name="P1"><text:span text:style-name="T3">example.setState(1); </text:span><text:span text:style-name="T8">// active</text:span></text:p>
          <text:p text:style-name="P1"><text:span text:style-name="T3">example.setGroup(78);</text:span></text:p>
          <text:p text:style-name="P1"><text:span text:style-name="T3">UserVO newValues = new UserVO();</text:span></text:p>
          <text:p text:style-name="P1"><text:span text:style-name="T3">newValues.setState(0); </text:span><text:span text:style-name="T8">// inactive</text:span></text:p>
          <text:p text:style-name="P1"><text:span text:style-name="T2">this</text:span><text:span text:style-name="T3">.userDAO.</text:span><text:span text:style-name="T6">updateByExample</text:span><text:span text:style-name="T3">(</text:span></text:p>
          <text:p text:style-name="P1"><text:span text:style-name="T3"><text:s text:c="2"/></text:span><text:span text:style-name="T3">example, newValues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1.2cm">
          <text:p text:style-name="P3"><text:span text:style-name="T5">Update by Examp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15.4cm">
          <text:p text:style-name="P1"><text:span text:style-name="T8">// Delete all inactive users</text:span></text:p>
          <text:p text:style-name="P1"><text:span text:style-name="T3">UserVO example = new </text:span><text:span text:style-name="T3">UserVO();</text:span></text:p>
          <text:p text:style-name="P1"><text:span text:style-name="T3">example.setState(0); </text:span><text:span text:style-name="T8">// inactive</text:span></text:p>
          <text:p text:style-name="P1"><text:span text:style-name="T2">this</text:span><text:span text:style-name="T3">.userDAO.</text:span><text:span text:style-name="T6">deleteByExample</text:span><text:span text:style-name="T3">(</text:span><text:span text:style-name="T3">exampl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5cm">
          <text:p text:style-name="P3"><text:span text:style-name="T5">Delete by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4cm" svg:x="1cm" svg:y="3.8cm">
          <text:p text:style-name="P6"><text:span text:style-name="T9">Availa</text:span><text:span text:style-name="T9">ble in </text:span><text:span text:style-name="T9">tables </text:span><text:span text:style-name="T9">with a </text:span><text:span text:style-name="T9">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7.6cm">
          <text:p text:style-name="P6"><text:span text:style-name="T9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9.8cm">
          <text:p text:style-name="P6"><text:span text:style-name="T9">Available o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12cm">
          <text:p text:style-name="P6"><text:span text:style-name="T9">Available in tables with a 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8cm" svg:height="0.4cm" svg:x="1cm" svg:y="14cm">
          <text:p text:style-name="P8"><text:span text:style-name="T9">Available in tables with unique 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8cm" svg:height="0.4cm" svg:x="6cm" svg:y="4.8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0.6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4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7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2.2cm" svg:x="1cm" svg:y="15cm">
          <text:p text:style-name="P1"><text:span text:style-name="T11">// Sequence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4.8cm" svg:height="0.4cm" svg:x="1cm" svg:y="14.6cm">
          <text:p text:style-name="P12"><text:span text:style-name="T12">Insert with Auto-</text:span><text:span text:style-name="T12">generated PK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8cm" svg:height="0.4cm" svg:x="1cm" svg:y="22cm">
          <text:p text:style-name="P6"><text:span text:style-name="T9">Available in tables with PK auto-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8cm" svg:height="2.2cm" svg:x="1cm" svg:y="17.2cm">
          <text:p text:style-name="P1"><text:span text:style-name="T11">// Identity Generated Always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</text:span><text:span text:style-name="T3">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8cm" svg:height="2.6cm" svg:x="1cm" svg:y="19.4cm">
          <text:p text:style-name="P1"><text:span text:style-name="T11">// Identity Generated By Default</text:span></text:p>
          <text:p text:style-name="P1"><text:span text:style-name="T3">GroupVO g = new GroupVO();</text:span></text:p>
          <text:p text:style-name="P1"><text:span text:style-name="T13">g.</text:span><text:span text:style-name="T6">setId</text:span><text:span text:style-name="T13">(123); </text:span><text:span text:style-name="T11">// explicit PK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</text:span><text:span text:style-name="T3">g.getId());</text:span></text:p>
          <text:p text:style-name="P1"><text:span text:style-name="T8">// shows the value 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.8cm" svg:height="8.6cm" svg:x="16cm" svg:y="3.2cm">
          <text:p text:style-name="P1"><text:span text:style-name="T8">// Get all privileges set by a user for all </text:span></text:p>
          <text:p text:style-name="P1"><text:span text:style-name="T8">// active users on a specific user </text:span><text:span text:style-name="T8">group.</text:span></text:p>
          <text:p text:style-name="P15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Privileges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2"><text:s text:c="15"/></text:span><text:span text:style-name="T2">vo</text:span><text:span text:style-name="T3">="</text:span><text:span text:style-name="T19">ActivePrivilege</text:span><text:span text:style-name="T3">"</text:span><text:span text:style-name="T20">&gt;</text:span></text:p>
          <text:p text:style-name="P14"><text:span text:style-name="T20"><text:s text:c="4"/></text:span><text:span text:style-name="T20">&lt;parameter </text:span><text:span text:style-name="T2">name</text:span><text:span text:style-name="T20">="</text:span><text:span text:style-name="T19">group</text:span><text:span text:style-name="T20">"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createdBy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Long</text:span><text:span text:style-name="T20">" /&gt;</text:span></text:p>
          <text:p text:style-name="P1"><text:span text:style-name="T3"><text:s text:c="3"/></text:span><text:span text:style-name="T3">select u.id as uid, u.username, p.*</text:span></text:p>
          <text:p text:style-name="P1"><text:span text:style-name="T3"><text:s text:c="3"/></text:span><text:span text:style-name="T3">from privilege p</text:span></text:p>
          <text:p text:style-name="P1"><text:span text:style-name="T3"><text:s text:c="3"/></text:span><text:span text:style-name="T3">join user u on u.id = p.user_id</text:span></text:p>
          <text:p text:style-name="P1"><text:span text:style-name="T21"><text:s text:c="3"/></text:span><text:span text:style-name="T21">where u.state = 1</text:span></text:p>
          <text:p text:style-name="P1"><text:span text:style-name="T21"><text:s text:c="5"/></text:span><text:span text:style-name="T21">and u.group = </text:span><text:span text:style-name="T22">#{group}</text:span></text:p>
          <text:p text:style-name="P14"><text:span text:style-name="T16"><text:s text:c="5"/></text:span><text:span text:style-name="T16">&lt;if </text:span><text:span text:style-name="T17">name</text:span><text:span text:style-name="T16">="</text:span><text:span text:style-name="T18">createdBy != null</text:span><text:span text:style-name="T16">" </text:span><text:span text:style-name="T20">/&gt;</text:span></text:p>
          <text:p text:style-name="P1"><text:span text:style-name="T21"><text:s text:c="7"/></text:span><text:span text:style-name="T21">and p.created_by = </text:span><text:span text:style-name="T22">#{createdBy}</text:span></text:p>
          <text:p text:style-name="P14"><text:span text:style-name="T16"><text:s text:c="5"/></text:span><text:span text:style-name="T16">&lt;/if</text:span><text:span text:style-name="T20">/&gt;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List&lt;ActivePrivilege&gt; privs = </text:span></text:p>
          <text:p text:style-name="P1"><text:span text:style-name="T1"><text:s text:c="2"/></text:span><text:span text:style-name="T2">this</text:span><text:span text:style-name="T3">.privilegesDAO</text:span></text:p>
          <text:p text:style-name="P1"><text:span text:style-name="T3"><text:s text:c="4"/></text:span><text:span text:style-name="T3">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6cm" svg:y="2.8cm">
          <text:p text:style-name="P12"><text:span text:style-name="T12">Nitro Select Query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8cm" svg:height="0.6cm" svg:x="16cm" svg:y="11.8cm">
          <text:p text:style-name="P6"><text:span text:style-name="T9">Defines a new DAO method. Native SQL and </text:span><text:span text:style-name="T9">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9.8cm" svg:height="1.6cm" svg:x="1cm" svg:y="1cm">
          <text:p text:style-name="P17"><text:span text:style-name="T23"><text:s text:c="2"/></text:span></text:p>
          <text:p text:style-name="P17"><text:span text:style-name="T24">HotRod </text:span><text:span text:style-name="T24">Cheat </text:span><text:span text:style-name="T24">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8cm" svg:height="4cm" svg:x="6cm" svg:y="18cm">
          <text:p text:style-name="P1"><text:span text:style-name="T8">// Get the value of sequence user_seq</text:span></text:p>
          <text:p text:style-name="P1"><text:span text:style-name="T25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"><text:span text:style-name="T20">&lt;table </text:span><text:span text:style-name="T2">name</text:span><text:span text:style-name="T20">="</text:span><text:span text:style-name="T19">user</text:span><text:span text:style-name="T20">"&gt;</text:span></text:p>
          <text:p text:style-name="P1"><text:span text:style-name="T16"><text:s text:c="2"/></text:span><text:span text:style-name="T16">&lt;sequence </text:span><text:span text:style-name="T17">method</text:span><text:span text:style-name="T20">="</text:span><text:span text:style-name="T19">getUserSeq</text:span><text:span text:style-name="T20">" </text:span></text:p>
          <text:p text:style-name="P1"><text:span text:style-name="T20"><text:s text:c="21"/></text:span><text:span text:style-name="T2">name</text:span><text:span text:style-name="T3">="</text:span><text:span text:style-name="T19">user_seq</text:span><text:span text:style-name="T3">" /</text:span><text:span text:style-name="T20">&gt;</text:span></text:p>
          <text:p text:style-name="P1"><text:span text:style-name="T20">&lt;/table&gt; </text:span></text:p>
          <text:p text:style-name="P1"><text:span text:style-name="T26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17">long</text:span><text:span text:style-name="T1"> value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4">getUserSeq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4.8cm" svg:height="0.4cm" svg:x="6cm" svg:y="17.6cm">
          <text:p text:style-name="P3"><text:span text:style-name="T27">Select Sequence Valu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8cm" svg:height="0.4cm" svg:x="6cm" svg:y="22cm">
          <text:p text:style-name="P10"><text:span text:style-name="T10">Can be added to table, view, and dao tags.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cm" svg:height="0.4cm" svg:x="11cm" svg:y="14.2cm">
          <text:p text:style-name="P12"><text:span text:style-name="T12">Update with Optimistic </text:span><text:span text:style-name="T12">Lock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17.8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cm" svg:height="0.4cm" svg:x="11cm" svg:y="18.4cm">
          <text:p text:style-name="P12"><text:span text:style-name="T12">Delete with Optimistic Loc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3.2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GroupVO g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28">selectParent</text:span><text:span text:style-name="T29">Group</text:span><text:span text:style-name="T1">(u)</text:span></text:p>
          <text:p text:style-name="P1"><text:span text:style-name="T1"><text:s text:c="2"/></text:span><text:span text:style-name="T30">.</text:span><text:span text:style-name="T31">from</text:span><text:span text:style-name="T32">GroupId</text:span><text:span text:style-name="T30">()</text:span></text:p>
          <text:p text:style-name="P1"><text:span text:style-name="T30"><text:s text:c="2"/></text:span><text:span text:style-name="T30">.</text:span><text:span text:style-name="T31">to</text:span><text:span text:style-name="T32">Id</text:span><text:span text:style-name="T30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2.8cm">
          <text:p text:style-name="P3"><text:span text:style-name="T5">Select Parent Row by FK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4.8cm" svg:height="0.4cm" svg:x="11cm" svg:y="5cm">
          <text:p text:style-name="P22"><text:span text:style-name="T33">Available in tables with imported F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8cm" svg:height="2cm" svg:x="11cm" svg:y="6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PrivilegeVO&gt; priv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31">selectChildren</text:span><text:span text:style-name="T32">Privilege</text:span><text:span text:style-name="T30">(u)</text:span></text:p>
          <text:p text:style-name="P14"><text:span text:style-name="T30"><text:s text:c="2"/></text:span><text:span text:style-name="T30">.</text:span><text:span text:style-name="T31">from</text:span><text:span text:style-name="T32">Id</text:span><text:span text:style-name="T30">();</text:span></text:p>
          <text:p text:style-name="P1"><text:span text:style-name="T30"><text:s text:c="2"/></text:span><text:span text:style-name="T30">.</text:span><text:span text:style-name="T31">to</text:span><text:span text:style-name="T32">UserId</text:span><text:span text:style-name="T30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5.6cm">
          <text:p text:style-name="P3"><text:span text:style-name="T5">Select Children Rows by F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9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UserVO creator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Parent</text:span><text:span text:style-name="T32">User</text:span><text:span text:style-name="T3">(u)</text:span></text:p>
          <text:p text:style-name="P1"><text:span text:style-name="T3"><text:s text:c="2"/></text:span><text:span text:style-name="T3">.</text:span><text:span text:style-name="T6">from</text:span><text:span text:style-name="T32">CreatedBy</text:span><text:span text:style-name="T3">()</text:span></text:p>
          <text:p text:style-name="P14"><text:span text:style-name="T3"><text:s text:c="2"/></text:span><text:span text:style-name="T3">.</text:span><text:span text:style-name="T6">to</text:span><text:span text:style-name="T32">Id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8.6cm">
          <text:p text:style-name="P3"><text:span text:style-name="T5">Reflexive Select Parent by FK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0.8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11.8cm">
          <text:p><text:span text:style-name="T1">UserVO u = </text:span><text:span text:style-name="T34">this</text:span><text:span text:style-name="T3">.userDAO.select(17);</text:span></text:p>
          <text:p text:style-name="P1"><text:span text:style-name="T1">List&lt;UserVO&gt; createdUsers = </text:span><text:span text:style-name="T17">this</text:span><text:span text:style-name="T3">.userDAO</text:span></text:p>
          <text:p text:style-name="P1"><text:span text:style-name="T35"><text:s text:c="2"/></text:span><text:span text:style-name="T35">.</text:span><text:span text:style-name="T36">selectChildren</text:span><text:span text:style-name="T29">User</text:span><text:span text:style-name="T35">(u)</text:span></text:p>
          <text:p text:style-name="P1"><text:span text:style-name="T35"><text:s text:c="2"/></text:span><text:span text:style-name="T35">.</text:span><text:span text:style-name="T36">from</text:span><text:span text:style-name="T29">Id</text:span><text:span text:style-name="T1">()</text:span></text:p>
          <text:p text:style-name="P1"><text:span text:style-name="T1"><text:s text:c="2"/></text:span><text:span text:style-name="T3">.</text:span><text:span text:style-name="T6">to</text:span><text:span text:style-name="T32">CreatedBy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11.4cm">
          <text:p text:style-name="P3"><text:span text:style-name="T5">Reflexive Select Children by FK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14.8cm" svg:height="3.8cm" svg:x="1cm" svg:y="22.6cm">
          <text:p text:style-name="P24"><text:span text:style-name="T37">Example Database</text:span></text:p>
          <text:p text:style-name="P24"><text:span text:style-name="T37"/></text:p>
          <text:p text:style-name="P24"><text:span text:style-name="T37"/></text:p>
          <text:p text:style-name="P24"><text:span text:style-name="T37"/></text:p>
          <text:p text:style-name="P24"><text:span text:style-name="T38"/></text:p>
          <text:p text:style-name="P24"><text:span text:style-name="T39"/></text:p>
          <text:p text:style-name="P24"><text:span text:style-name="T39"/></text:p>
          <text:p text:style-name="P24"><text:span text:style-name="T39"/></text:p>
          <text:p text:style-name="P24"><text:span text:style-name="T39"/></text:p>
          <text:p text:style-name="P24"><text:span text:style-name="T39"/></text:p>
          <text:p text:style-name="P24"><text:span text:style-name="T37"/></text:p>
          <draw:enhanced-geometry svg:viewBox="0 0 21600 21600" draw:type="rectangle" draw:enhanced-path="M 0 0 L 21600 0 21600 21600 0 21600 0 0 Z N"/>
        </draw:custom-shape>
        <draw:custom-shape draw:style-name="gr32" draw:text-style-name="P27" xml:id="id3" draw:id="id3" draw:layer="layout" svg:width="2.286cm" svg:height="0.4cm" svg:x="7.2cm" svg:y="23.6cm">
          <text:p text:style-name="P26"><text:span text:style-name="T40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" draw:id="id1" draw:layer="layout" svg:width="2.286cm" svg:height="0.4cm" svg:x="7.2cm" svg:y="24.6cm">
          <draw:glue-point draw:id="4" svg:x="3.333cm" svg:y="-5cm"/>
          <text:p text:style-name="P26"><text:span text:style-name="T40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2.286cm" svg:height="0.4cm" svg:x="7.2cm" svg:y="25.6cm">
          <text:p text:style-name="P26"><text:span text:style-name="T40">Privile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8" draw:layer="layout" svg:x1="8.343cm" svg:y1="25cm" svg:x2="8.343cm" svg:y2="25.6cm" draw:start-shape="id1" draw:start-glue-point="2" draw:end-shape="id2" draw:end-glue-point="0" svg:d="M8343 25000v600" svg:viewBox="0 0 1 601">
          <text:p/>
        </draw:connector>
        <draw:connector draw:style-name="gr33" draw:text-style-name="P28" draw:layer="layout" svg:x1="8.343cm" svg:y1="24cm" svg:x2="8.343cm" svg:y2="24.6cm" draw:start-shape="id3" draw:start-glue-point="2" draw:end-shape="id1" draw:end-glue-point="0" svg:d="M8343 24000v600" svg:viewBox="0 0 1 601">
          <text:p/>
        </draw:connector>
        <draw:connector draw:style-name="gr34" draw:text-style-name="P28" draw:layer="layout" svg:x1="9.486cm" svg:y1="24.8cm" svg:x2="9.104cm" svg:y2="24.6cm" draw:start-shape="id1" draw:start-glue-point="1" draw:end-shape="id1" draw:end-glue-point="4" svg:d="M9486 24800h502v-701h-884v501" svg:viewBox="0 0 885 702">
          <text:p/>
        </draw:connector>
        <draw:custom-shape draw:style-name="gr28" draw:text-style-name="P23" draw:layer="layout" svg:width="4.8cm" svg:height="0.4cm" svg:x="11cm" svg:y="8cm">
          <text:p text:style-name="P22"><text:span text:style-name="T33">Available in tables with exported FK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4.6cm">
          <text:p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41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42">this</text:span><text:span text:style-name="T43">.userDAO.</text:span><text:span text:style-name="T28">update</text:span><text:span text:style-name="T1">(u); </text:span><text:span text:style-name="T8">// #2</text:span></text:p>
          <text:p text:style-name="P1"><text:span text:style-name="T3"><text:s text:c="2"/></text:span><text:span text:style-name="T8">// Successfully updated</text:span></text:p>
          <text:p text:style-name="P1"><text:span text:style-name="T3">} catch (SQLException e) {</text:span></text:p>
          <text:p><text:span text:style-name="T3"><text:s text:c="2"/></text:span><text:span text:style-name="T41">// Row had been updated/deleted by </text:span></text:p>
          <text:p><text:span text:style-name="T41"><text:s text:c="2"/></text:span><text:span text:style-name="T41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8.8cm">
          <text:p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41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42">this</text:span><text:span text:style-name="T43">.userDAO.</text:span><text:span text:style-name="T28">delete</text:span><text:span text:style-name="T1">(u); </text:span><text:span text:style-name="T8">// #2</text:span></text:p>
          <text:p><text:span text:style-name="T3"><text:s text:c="2"/></text:span><text:span text:style-name="T41">// Successfully deleted</text:span></text:p>
          <text:p text:style-name="P1"><text:span text:style-name="T3">} catch (SQLException e) {</text:span></text:p>
          <text:p><text:span text:style-name="T3"><text:s text:c="2"/></text:span><text:span text:style-name="T41">// Row had been updated/deleted by </text:span></text:p>
          <text:p><text:span text:style-name="T41"><text:s text:c="2"/></text:span><text:span text:style-name="T41">// other process between steps #1 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22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5.8cm">
          <text:p text:style-name="P1"><text:span text:style-name="T3">UserVO example = new UserVO();</text:span></text:p>
          <text:p text:style-name="P1"><text:span text:style-name="T3">example.setState(1); </text:span><text:span text:style-name="T8">// Get active </text:span><text:span text:style-name="T8">users</text:span></text:p>
          <text:p text:style-name="P1"><text:span text:style-name="T1">Cursor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Cursor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5.4cm">
          <text:p text:style-name="P3"><text:span text:style-name="T5">Select by Example with Cur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1" draw:layer="layout" svg:width="4.8cm" svg:height="0.4cm" svg:x="6cm" svg:y="7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3.6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8cm" svg:height="7cm" svg:x="16cm" svg:y="18.8cm">
          <text:p text:style-name="P1"><text:span text:style-name="T8">// Mark as non-outstanding all invoices</text:span></text:p>
          <text:p text:style-name="P1"><text:span text:style-name="T8">// with payments that exceed the </text:span><text:span text:style-name="T8">balance</text:span></text:p>
          <text:p text:style-name="P1"><text:span text:style-name="T8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InvoicesDAO</text:span><text:span text:style-name="T16">"&gt;</text:span></text:p>
          <text:p text:style-name="P1"><text:span text:style-name="T16"><text:s text:c="2"/></text:span><text:span text:style-name="T16">&lt;query</text:span><text:span text:style-name="T1"> </text:span><text:span text:style-name="T17">method</text:span><text:span text:style-name="T3">="</text:span><text:span text:style-name="T19">closePaidInvoices</text:span><text:span text:style-name="T3">"</text:span><text:span text:style-name="T20">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branchId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3"><text:s text:c="4"/></text:span><text:span text:style-name="T3">update invoice</text:span></text:p>
          <text:p text:style-name="P14"><text:span text:style-name="T3"><text:s text:c="4"/></text:span><text:span text:style-name="T3">set outstanding = 0</text:span></text:p>
          <text:p text:style-name="P14"><text:span text:style-name="T3"><text:s text:c="4"/></text:span><text:span text:style-name="T3">where payment &gt;= balance</text:span></text:p>
          <text:p text:style-name="P14"><text:span text:style-name="T16"><text:s text:c="4"/></text:span><text:span text:style-name="T16">&lt;if </text:span><text:span text:style-name="T17">name</text:span><text:span text:style-name="T16">="</text:span><text:span text:style-name="T18">branchId != null</text:span><text:span text:style-name="T16">" </text:span><text:span text:style-name="T20">/&gt;</text:span></text:p>
          <text:p text:style-name="P14"><text:span text:style-name="T21"><text:s text:c="7"/></text:span><text:span text:style-name="T21">and branch_id = </text:span><text:span text:style-name="T22">#{branchId}</text:span></text:p>
          <text:p text:style-name="P14"><text:span text:style-name="T16"><text:s text:c="4"/></text:span><text:span text:style-name="T16">&lt;/if</text:span><text:span text:style-name="T20">/&gt;</text:span></text:p>
          <text:p text:style-name="P14"><text:span text:style-name="T20"><text:s text:c="2"/></text:span><text:span text:style-name="T20">&lt;/query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int rows =</text:span><text:span text:style-name="T1"> </text:span><text:span text:style-name="T2">this</text:span><text:span text:style-name="T3">.invoicesDAO</text:span></text:p>
          <text:p text:style-name="P1"><text:span text:style-name="T3"><text:s text:c="4"/></text:span><text:span text:style-name="T3">.</text:span><text:span text:style-name="T6">closePaidInvoices</text:span><text:span text:style-name="T3">(5072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6cm" svg:y="18.4cm">
          <text:p text:style-name="P12"><text:span text:style-name="T12">Nitro General Query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0.6cm" svg:x="16cm" svg:y="25.8cm">
          <text:p text:style-name="P6"><text:span text:style-name="T9">Defines a new DAO method. Native SQL and </text:span><text:span text:style-name="T9">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4.6cm" svg:x="16cm" svg:y="13cm"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Privileges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17"><text:s text:c="15"/></text:span><text:span text:style-name="T17">vo</text:span><text:span text:style-name="T44">="</text:span><text:span text:style-name="T18">ActivePrivilege</text:span><text:span text:style-name="T1">"</text:span></text:p>
          <text:p text:style-name="P1"><text:span text:style-name="T1"><text:s text:c="15"/></text:span><text:span text:style-name="T17">mode</text:span><text:span text:style-name="T3">="</text:span><text:span text:style-name="T19">cursor</text:span><text:span text:style-name="T3">"</text:span><text:span text:style-name="T20">&gt;</text:span></text:p>
          <text:p text:style-name="P14"><text:span text:style-name="T45"><text:s text:c="3"/></text:span><text:span text:style-name="T45">... query definition...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Cursor&lt;ActivePrivilege&gt; privs = </text:span></text:p>
          <text:p text:style-name="P1"><text:span text:style-name="T1"><text:s text:c="2"/></text:span><text:span text:style-name="T2">this</text:span><text:span text:style-name="T3">.privilegesDAO</text:span></text:p>
          <text:p text:style-name="P1"><text:span text:style-name="T3"><text:s text:c="4"/></text:span><text:span text:style-name="T3">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6cm" svg:y="12.6cm">
          <text:p text:style-name="P12"><text:span text:style-name="T12">Nitro Select Query with Curso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0.6cm" svg:x="16cm" svg:y="17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Abyssinica SIL" svg:font-family="'Abyssinica SIL'" style:font-pitch="variable"/>
    <style:font-face style:name="Chandas" svg:font-family="Chandas" style:font-pitch="variable"/>
    <style:font-face style:name="Coolvetica" svg:font-family="Coolvetica" style:font-pitch="variable"/>
    <style:font-face style:name="Dyuthi" svg:font-family="Dyuthi" style:font-pitch="variable"/>
    <style:font-face style:name="Gargi" svg:font-family="Gargi" style:font-pitch="variable"/>
    <style:font-face style:name="Manjari Thin" svg:font-family="'Manjari Thin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lorencesans" svg:font-family="Florencesans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adornments="Oblique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1" svg:viewBox="0 0 1270 762" svg:d="M635 762l-635-762 635 508 635-508-635 762-127-381 127-381 127 38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7-06T13:43:27.331572102</meta:creation-date>
    <dc:date>2022-11-21T11:27:23.496988627</dc:date>
    <meta:editing-duration>PT6H19M19S</meta:editing-duration>
    <meta:editing-cycles>180</meta:editing-cycles>
    <meta:generator>LibreOffice/6.4.5.2$Linux_X86_64 LibreOffice_project/40$Build-2</meta:generator>
    <meta:document-statistic meta:object-count="73"/>
  </office:meta>
</office:document-meta>
</file>